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maphost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PrivateOrNot</text:p>
          </table:table-cell>
          <table:table-cell office:value-type="string" calcext:value-type="string">
            <text:p>AnonymousOrNot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axrss</text:p>
          </table:table-cell>
          <table:table-cell office:value-type="string" calcext:value-type="string">
            <text:p>Minfaults</text:p>
          </table:table-cell>
          <table:table-cell office:value-type="string" calcext:value-type="string">
            <text:p>Majfaults</text:p>
          </table:table-cell>
          <table:table-cell office:value-type="string" calcext:value-type="string">
            <text:p>Inblock</text:p>
          </table:table-cell>
          <table:table-cell office:value-type="string" calcext:value-type="string">
            <text:p>Outblock</text:p>
          </table:table-cell>
          <table:table-cell office:value-type="string" calcext:value-type="string">
            <text:p>VolCSW</text:p>
          </table:table-cell>
          <table:table-cell office:value-type="string" calcext:value-type="string">
            <text:p>InvolCSV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ProcessorCore</text:p>
          </table:table-cell>
          <table:table-cell/>
          <table:table-cell table:style-name="ce1" table:formula="of:=AVERAGE([.C2:.C21])" office:value-type="float" office:value="0.9098" calcext:value-type="float">
            <text:p>0.910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018" calcext:value-type="float">
            <text:p>1.0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5" calcext:value-type="float">
            <text:p>0.96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06" calcext:value-type="float">
            <text:p>2906</text:p>
          </table:table-cell>
          <table:table-cell office:value-type="float" office:value="34" calcext:value-type="float">
            <text:p>3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2:.C21])" office:value-type="float" office:value="0.0278900095299185" calcext:value-type="float">
            <text:p>0.028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11" calcext:value-type="float">
            <text:p>0.911</text:p>
          </table:table-cell>
          <table:table-cell office:value-type="float" office:value="0.047" calcext:value-type="float">
            <text:p>0.047</text:p>
          </table:table-cell>
          <table:table-cell office:value-type="float" office:value="0.863" calcext:value-type="float">
            <text:p>0.86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898" calcext:value-type="float">
            <text:p>1898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88" calcext:value-type="float">
            <text:p>0.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832" calcext:value-type="float">
            <text:p>0.83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80" calcext:value-type="float">
            <text:p>26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22:.C41])" office:value-type="float" office:value="0.6506" calcext:value-type="float">
            <text:p>0.65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9" calcext:value-type="float">
            <text:p>0.9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868" calcext:value-type="float">
            <text:p>0.86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80" calcext:value-type="float">
            <text:p>26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799" calcext:value-type="float">
            <text:p>3799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22:.C41])" office:value-type="float" office:value="0.0580865053628049" calcext:value-type="float">
            <text:p>0.058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4" calcext:value-type="float">
            <text:p>0.9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867" calcext:value-type="float">
            <text:p>0.86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6" calcext:value-type="float">
            <text:p>0.906</text:p>
          </table:table-cell>
          <table:table-cell office:value-type="float" office:value="0.036" calcext:value-type="float">
            <text:p>0.036</text:p>
          </table:table-cell>
          <table:table-cell office:value-type="float" office:value="0.87" calcext:value-type="float">
            <text:p>0.8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848" calcext:value-type="float">
            <text:p>3848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6" calcext:value-type="float">
            <text:p>0.906</text:p>
          </table:table-cell>
          <table:table-cell office:value-type="float" office:value="0.049" calcext:value-type="float">
            <text:p>0.049</text:p>
          </table:table-cell>
          <table:table-cell office:value-type="float" office:value="0.857" calcext:value-type="float">
            <text:p>0.85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95" calcext:value-type="float">
            <text:p>1795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42:.C61])" office:value-type="float" office:value="0.6309" calcext:value-type="float">
            <text:p>0.63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4" calcext:value-type="float">
            <text:p>0.9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855" calcext:value-type="float">
            <text:p>0.85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042" calcext:value-type="float">
            <text:p>4042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42:.C61])" office:value-type="float" office:value="0.0013337718577107" calcext:value-type="float">
            <text:p>0.00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14" calcext:value-type="float">
            <text:p>0.914</text:p>
          </table:table-cell>
          <table:table-cell office:value-type="float" office:value="0.045" calcext:value-type="float">
            <text:p>0.045</text:p>
          </table:table-cell>
          <table:table-cell office:value-type="float" office:value="0.869" calcext:value-type="float">
            <text:p>0.86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1" calcext:value-type="float">
            <text:p>0.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857" calcext:value-type="float">
            <text:p>0.85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914" calcext:value-type="float">
            <text:p>3914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62:.C81])" office:value-type="float" office:value="0.4554" calcext:value-type="float">
            <text:p>0.455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14" calcext:value-type="float">
            <text:p>0.914</text:p>
          </table:table-cell>
          <table:table-cell office:value-type="float" office:value="0.041" calcext:value-type="float">
            <text:p>0.041</text:p>
          </table:table-cell>
          <table:table-cell office:value-type="float" office:value="0.873" calcext:value-type="float">
            <text:p>0.87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211" calcext:value-type="float">
            <text:p>2211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62:.C81])" office:value-type="float" office:value="0.00123117402250219" calcext:value-type="float">
            <text:p>0.00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1" calcext:value-type="float">
            <text:p>0.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866" calcext:value-type="float">
            <text:p>0.86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3" calcext:value-type="float">
            <text:p>0.9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851" calcext:value-type="float">
            <text:p>0.851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57" calcext:value-type="float">
            <text:p>1757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882" calcext:value-type="float">
            <text:p>0.882</text:p>
          </table:table-cell>
          <table:table-cell office:value-type="float" office:value="0.056" calcext:value-type="float">
            <text:p>0.056</text:p>
          </table:table-cell>
          <table:table-cell office:value-type="float" office:value="0.826" calcext:value-type="float">
            <text:p>0.82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6" calcext:value-type="float">
            <text:p>0.906</text:p>
          </table:table-cell>
          <table:table-cell office:value-type="float" office:value="0.056" calcext:value-type="float">
            <text:p>0.056</text:p>
          </table:table-cell>
          <table:table-cell office:value-type="float" office:value="0.85" calcext:value-type="float">
            <text:p>0.85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675" calcext:value-type="float">
            <text:p>1675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876" calcext:value-type="float">
            <text:p>0.876</text:p>
          </table:table-cell>
          <table:table-cell office:value-type="float" office:value="0.044" calcext:value-type="float">
            <text:p>0.044</text:p>
          </table:table-cell>
          <table:table-cell office:value-type="float" office:value="0.832" calcext:value-type="float">
            <text:p>0.832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80" calcext:value-type="float">
            <text:p>26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8" calcext:value-type="float">
            <text:p>0.9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827" calcext:value-type="float">
            <text:p>0.82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389" calcext:value-type="float">
            <text:p>2389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18" calcext:value-type="float">
            <text:p>0.918</text:p>
          </table:table-cell>
          <table:table-cell office:value-type="float" office:value="0.041" calcext:value-type="float">
            <text:p>0.041</text:p>
          </table:table-cell>
          <table:table-cell office:value-type="float" office:value="0.877" calcext:value-type="float">
            <text:p>0.87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875" calcext:value-type="float">
            <text:p>3875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8" calcext:value-type="float">
            <text:p>0.908</text:p>
          </table:table-cell>
          <table:table-cell office:value-type="float" office:value="0.049" calcext:value-type="float">
            <text:p>0.049</text:p>
          </table:table-cell>
          <table:table-cell office:value-type="float" office:value="0.859" calcext:value-type="float">
            <text:p>0.85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287" calcext:value-type="float">
            <text:p>2287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0.909" calcext:value-type="float">
            <text:p>0.909</text:p>
          </table:table-cell>
          <table:table-cell office:value-type="float" office:value="0.068" calcext:value-type="float">
            <text:p>0.068</text:p>
          </table:table-cell>
          <table:table-cell office:value-type="float" office:value="0.841" calcext:value-type="float">
            <text:p>0.841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904" calcext:value-type="float">
            <text:p>3904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31" calcext:value-type="float">
            <text:p>0.8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783" calcext:value-type="float">
            <text:p>0.78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09" calcext:value-type="float">
            <text:p>0.809</text:p>
          </table:table-cell>
          <table:table-cell office:value-type="float" office:value="0.06" calcext:value-type="float">
            <text:p>0.06</text:p>
          </table:table-cell>
          <table:table-cell office:value-type="float" office:value="0.749" calcext:value-type="float">
            <text:p>0.74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5" calcext:value-type="float">
            <text:p>0.635</text:p>
          </table:table-cell>
          <table:table-cell office:value-type="float" office:value="0.056" calcext:value-type="float">
            <text:p>0.056</text:p>
          </table:table-cell>
          <table:table-cell office:value-type="float" office:value="0.579" calcext:value-type="float">
            <text:p>0.57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28" calcext:value-type="float">
            <text:p>0.6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576" calcext:value-type="float">
            <text:p>0.57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3" calcext:value-type="float">
            <text:p>0.6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597" calcext:value-type="float">
            <text:p>0.59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2" calcext:value-type="float">
            <text:p>0.6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584" calcext:value-type="float">
            <text:p>0.58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2" calcext:value-type="float">
            <text:p>0.6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584" calcext:value-type="float">
            <text:p>0.58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5" calcext:value-type="float">
            <text:p>0.635</text:p>
          </table:table-cell>
          <table:table-cell office:value-type="float" office:value="0.036" calcext:value-type="float">
            <text:p>0.036</text:p>
          </table:table-cell>
          <table:table-cell office:value-type="float" office:value="0.599" calcext:value-type="float">
            <text:p>0.59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28" calcext:value-type="float">
            <text:p>0.6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6" calcext:value-type="float">
            <text:p>0.59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1" calcext:value-type="float">
            <text:p>0.631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2" calcext:value-type="float">
            <text:p>0.56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" calcext:value-type="float">
            <text:p>0.63</text:p>
          </table:table-cell>
          <table:table-cell office:value-type="float" office:value="0.056" calcext:value-type="float">
            <text:p>0.056</text:p>
          </table:table-cell>
          <table:table-cell office:value-type="float" office:value="0.574" calcext:value-type="float">
            <text:p>0.57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4" calcext:value-type="float">
            <text:p>0.6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7" calcext:value-type="float">
            <text:p>0.56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6" calcext:value-type="float">
            <text:p>0.636</text:p>
          </table:table-cell>
          <table:table-cell office:value-type="float" office:value="0.048" calcext:value-type="float">
            <text:p>0.048</text:p>
          </table:table-cell>
          <table:table-cell office:value-type="float" office:value="0.588" calcext:value-type="float">
            <text:p>0.58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" calcext:value-type="float">
            <text:p>0.63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3" calcext:value-type="float">
            <text:p>0.56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" calcext:value-type="float">
            <text:p>0.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582" calcext:value-type="float">
            <text:p>0.58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3" calcext:value-type="float">
            <text:p>0.6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577" calcext:value-type="float">
            <text:p>0.57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3" calcext:value-type="float">
            <text:p>0.633</text:p>
          </table:table-cell>
          <table:table-cell office:value-type="float" office:value="0.052" calcext:value-type="float">
            <text:p>0.052</text:p>
          </table:table-cell>
          <table:table-cell office:value-type="float" office:value="0.581" calcext:value-type="float">
            <text:p>0.581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2" calcext:value-type="float">
            <text:p>0.6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588" calcext:value-type="float">
            <text:p>0.58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31" calcext:value-type="float">
            <text:p>0.6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567" calcext:value-type="float">
            <text:p>0.56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629" calcext:value-type="float">
            <text:p>0.629</text:p>
          </table:table-cell>
          <table:table-cell office:value-type="float" office:value="0.072" calcext:value-type="float">
            <text:p>0.072</text:p>
          </table:table-cell>
          <table:table-cell office:value-type="float" office:value="0.558" calcext:value-type="float">
            <text:p>0.55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1" calcext:value-type="float">
            <text:p>0.6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584" calcext:value-type="float">
            <text:p>0.58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2" calcext:value-type="float">
            <text:p>0.6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576" calcext:value-type="float">
            <text:p>0.57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" calcext:value-type="float">
            <text:p>0.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582" calcext:value-type="float">
            <text:p>0.58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" calcext:value-type="float">
            <text:p>0.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582" calcext:value-type="float">
            <text:p>0.58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29" calcext:value-type="float">
            <text:p>0.6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29" calcext:value-type="float">
            <text:p>0.629</text:p>
          </table:table-cell>
          <table:table-cell office:value-type="float" office:value="0.056" calcext:value-type="float">
            <text:p>0.056</text:p>
          </table:table-cell>
          <table:table-cell office:value-type="float" office:value="0.574" calcext:value-type="float">
            <text:p>0.57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29" calcext:value-type="float">
            <text:p>0.629</text:p>
          </table:table-cell>
          <table:table-cell office:value-type="float" office:value="0.06" calcext:value-type="float">
            <text:p>0.06</text:p>
          </table:table-cell>
          <table:table-cell office:value-type="float" office:value="0.569" calcext:value-type="float">
            <text:p>0.56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1" calcext:value-type="float">
            <text:p>0.631</text:p>
          </table:table-cell>
          <table:table-cell office:value-type="float" office:value="0.04" calcext:value-type="float">
            <text:p>0.04</text:p>
          </table:table-cell>
          <table:table-cell office:value-type="float" office:value="0.591" calcext:value-type="float">
            <text:p>0.591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1" calcext:value-type="float">
            <text:p>0.631</text:p>
          </table:table-cell>
          <table:table-cell office:value-type="float" office:value="0.044" calcext:value-type="float">
            <text:p>0.044</text:p>
          </table:table-cell>
          <table:table-cell office:value-type="float" office:value="0.587" calcext:value-type="float">
            <text:p>0.58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2" calcext:value-type="float">
            <text:p>0.6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588" calcext:value-type="float">
            <text:p>0.58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" calcext:value-type="float">
            <text:p>0.63</text:p>
          </table:table-cell>
          <table:table-cell office:value-type="float" office:value="0.044" calcext:value-type="float">
            <text:p>0.044</text:p>
          </table:table-cell>
          <table:table-cell office:value-type="float" office:value="0.586" calcext:value-type="float">
            <text:p>0.58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4" calcext:value-type="float">
            <text:p>0.6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578" calcext:value-type="float">
            <text:p>0.57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3" calcext:value-type="float">
            <text:p>0.633</text:p>
          </table:table-cell>
          <table:table-cell office:value-type="float" office:value="0.068" calcext:value-type="float">
            <text:p>0.068</text:p>
          </table:table-cell>
          <table:table-cell office:value-type="float" office:value="0.565" calcext:value-type="float">
            <text:p>0.565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1" calcext:value-type="float">
            <text:p>0.6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58" calcext:value-type="float">
            <text:p>0.5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1" calcext:value-type="float">
            <text:p>0.6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9" calcext:value-type="float">
            <text:p>0.59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2" calcext:value-type="float">
            <text:p>0.632</text:p>
          </table:table-cell>
          <table:table-cell office:value-type="float" office:value="0.04" calcext:value-type="float">
            <text:p>0.04</text:p>
          </table:table-cell>
          <table:table-cell office:value-type="float" office:value="0.592" calcext:value-type="float">
            <text:p>0.59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1" calcext:value-type="float">
            <text:p>0.6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567" calcext:value-type="float">
            <text:p>0.56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" calcext:value-type="float">
            <text:p>0.63</text:p>
          </table:table-cell>
          <table:table-cell office:value-type="float" office:value="0.04" calcext:value-type="float">
            <text:p>0.04</text:p>
          </table:table-cell>
          <table:table-cell office:value-type="float" office:value="0.59" calcext:value-type="float">
            <text:p>0.5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632" calcext:value-type="float">
            <text:p>0.632</text:p>
          </table:table-cell>
          <table:table-cell office:value-type="float" office:value="0.04" calcext:value-type="float">
            <text:p>0.04</text:p>
          </table:table-cell>
          <table:table-cell office:value-type="float" office:value="0.592" calcext:value-type="float">
            <text:p>0.59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4" calcext:value-type="float">
            <text:p>0.4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398" calcext:value-type="float">
            <text:p>0.39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6" calcext:value-type="float">
            <text:p>0.4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408" calcext:value-type="float">
            <text:p>0.40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7" calcext:value-type="float">
            <text:p>0.457</text:p>
          </table:table-cell>
          <table:table-cell office:value-type="float" office:value="0.068" calcext:value-type="float">
            <text:p>0.068</text:p>
          </table:table-cell>
          <table:table-cell office:value-type="float" office:value="0.389" calcext:value-type="float">
            <text:p>0.38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4" calcext:value-type="float">
            <text:p>0.04</text:p>
          </table:table-cell>
          <table:table-cell office:value-type="float" office:value="0.415" calcext:value-type="float">
            <text:p>0.415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6" calcext:value-type="float">
            <text:p>0.4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428" calcext:value-type="float">
            <text:p>0.42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399" calcext:value-type="float">
            <text:p>0.39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32" calcext:value-type="float">
            <text:p>0.032</text:p>
          </table:table-cell>
          <table:table-cell office:value-type="float" office:value="0.423" calcext:value-type="float">
            <text:p>0.42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4" calcext:value-type="float">
            <text:p>0.4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406" calcext:value-type="float">
            <text:p>0.40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4" calcext:value-type="float">
            <text:p>0.454</text:p>
          </table:table-cell>
          <table:table-cell office:value-type="float" office:value="0.044" calcext:value-type="float">
            <text:p>0.044</text:p>
          </table:table-cell>
          <table:table-cell office:value-type="float" office:value="0.409" calcext:value-type="float">
            <text:p>0.40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7" calcext:value-type="float">
            <text:p>0.457</text:p>
          </table:table-cell>
          <table:table-cell office:value-type="float" office:value="0.04" calcext:value-type="float">
            <text:p>0.04</text:p>
          </table:table-cell>
          <table:table-cell office:value-type="float" office:value="0.417" calcext:value-type="float">
            <text:p>0.417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52" calcext:value-type="float">
            <text:p>0.052</text:p>
          </table:table-cell>
          <table:table-cell office:value-type="float" office:value="0.403" calcext:value-type="float">
            <text:p>0.40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399" calcext:value-type="float">
            <text:p>0.39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9" calcext:value-type="float">
            <text:p>0.459</text:p>
          </table:table-cell>
          <table:table-cell office:value-type="float" office:value="0.06" calcext:value-type="float">
            <text:p>0.06</text:p>
          </table:table-cell>
          <table:table-cell office:value-type="float" office:value="0.399" calcext:value-type="float">
            <text:p>0.39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52" calcext:value-type="float">
            <text:p>0.052</text:p>
          </table:table-cell>
          <table:table-cell office:value-type="float" office:value="0.403" calcext:value-type="float">
            <text:p>0.40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56" calcext:value-type="float">
            <text:p>0.056</text:p>
          </table:table-cell>
          <table:table-cell office:value-type="float" office:value="0.399" calcext:value-type="float">
            <text:p>0.39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" calcext:value-type="float">
            <text:p>0.06</text:p>
          </table:table-cell>
          <table:table-cell office:value-type="float" office:value="0.396" calcext:value-type="float">
            <text:p>0.39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4" calcext:value-type="float">
            <text:p>0.04</text:p>
          </table:table-cell>
          <table:table-cell office:value-type="float" office:value="0.415" calcext:value-type="float">
            <text:p>0.415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4" calcext:value-type="float">
            <text:p>0.4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402" calcext:value-type="float">
            <text:p>0.40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5" calcext:value-type="float">
            <text:p>0.455</text:p>
          </table:table-cell>
          <table:table-cell office:value-type="float" office:value="0.036" calcext:value-type="float">
            <text:p>0.036</text:p>
          </table:table-cell>
          <table:table-cell office:value-type="float" office:value="0.419" calcext:value-type="float">
            <text:p>0.41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80" calcext:value-type="float">
            <text:p>2624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456" calcext:value-type="float">
            <text:p>0.456</text:p>
          </table:table-cell>
          <table:table-cell office:value-type="float" office:value="0.032" calcext:value-type="float">
            <text:p>0.032</text:p>
          </table:table-cell>
          <table:table-cell office:value-type="float" office:value="0.424" calcext:value-type="float">
            <text:p>0.42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9:13:37.845774274</dc:date>
    <meta:editing-duration>PT4M49S</meta:editing-duration>
    <meta:editing-cycles>1</meta:editing-cycles>
    <meta:document-statistic meta:table-count="1" meta:cell-count="1142" meta:object-count="0"/>
    <meta:generator>LibreOffice/7.3.7.2$Linux_X86_64 LibreOffice_project/30$Build-2</meta:generator>
  </office:meta>
</office:document-meta>
</file>